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Servo</text:span></text:p>
      <text:p text:style-name="P2"><text:span text:style-name="T1"/></text:p>
      <text:p text:style-name="Standard">Este módulo gestiona las asignaciones de un pin para controlar un servo.</text:p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Pin</text:span>: Pin utilizado para el módulo.</text:p>
      <text:p text:style-name="Standard"><text:span text:style-name="T1">Device</text:span>: Identificador del servo conectado a la placa.</text:p>
      <text:p text:style-name="Standard"><text:span text:style-name="T1">MinPulse</text:span>: tamaño pulso mínimo para el servo, por defecto a 544.</text:p>
      <text:p text:style-name="Standard"><text:span text:style-name="T1">MaxPulse</text:span>: <text:s/>tamaño pulso mínimo para el servo, por defecto a 2400.</text:p>
      <text:p text:style-name="Standard"><text:span text:style-name="T1">Value</text:span>: valor para posicionar el servo, ver servo en Arduino.</text:p>
      <text:p text:style-name="Standard"/>
      <text:p text:style-name="Standard"><text:span text:style-name="T3">Pin</text:span> se comprueba sólo cuando se intenta activar la instancia correspondiente, mostrando un error si fuera el caso, también se comprueba si el pin está asignado a otra instancia o pertenece a un módulo activo.</text:p>
      <text:p text:style-name="Standard">Cuando se activa un servo con <text:span text:style-name="T1">Enabled</text:span> a true, se configura con las propiedades <text:span text:style-name="T3">MinPulse</text:span> y <text:span text:style-name="T3">MaxPulse</text:span> y se posiciona según el valor de la propiedad <text:span text:style-name="T3">Value</text:span>.</text:p>
      <text:p text:style-name="Standard"><text:s text:c="4"/></text:p>
      <text:p text:style-name="Standard">Los eventos <text:span text:style-name="T1">OnEnabled </text:span>se ejecuta después de activar la instancia y <text:span text:style-name="T1">OnDisabled</text:span> después de desactiva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8T16:41:54.758756013</meta:creation-date>
    <dc:date>2019-03-27T13:50:21.90</dc:date>
    <meta:editing-duration>PT1H37M12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1" meta:paragraph-count="13" meta:word-count="148" meta:character-count="893"/>
  </office:meta>
</office:document-meta>
</file>